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3"/>
    <style:style style:name="P5" style:family="paragraph" style:parent-style-name="Text_20_body">
      <style:text-properties officeooo:rsid="001ddcd3" officeooo:paragraph-rsid="001ddcd3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ximum Product</text:p>
      <text:p text:style-name="Text_20_body">Given the array of integers nums, you will choose two different indices i and j of that array. <text:span text:style-name="Emphasis">Return the maximum value of</text:span> (nums[i]-1)*(nums[j]-1).</text:p>
      <text:p text:style-name="Text_20_body"/>
      <text:p text:style-name="Text_20_body"><text:span text:style-name="Strong_20_Emphasis">Input Format:</text:span></text:p>
      <text:p text:style-name="Text_20_body">Vector nums[] of integers is passed in the function.</text:p>
      <text:p text:style-name="Text_20_body"><text:span text:style-name="Strong_20_Emphasis">Output Format:</text:span></text:p>
      <text:p text:style-name="Text_20_body">Return a single integer as required.</text:p>
      <text:p text:style-name="Text_20_body"/>
      <text:p text:style-name="Text_20_body"><text:span text:style-name="Strong_20_Emphasis">Constraints:</text:span></text:p>
      <text:list xml:id="list1385909588" text:style-name="L1">
        <text:list-item>
          <text:p text:style-name="P3">2 &lt;= nums.length &lt;= 500</text:p>
        </text:list-item>
        <text:list-item>
          <text:p text:style-name="P3">1 &lt;= nums[i] &lt;= 10^3</text:p>
        </text:list-item>
      </text:list>
      <text:p text:style-name="Text_20_body"><text:span text:style-name="Strong_20_Emphasis">Sample Input </text:span></text:p>
      <text:p text:style-name="P1">nums = [3,4,5,2]</text:p>
      <text:p text:style-name="Text_20_body"/>
      <text:p text:style-name="Text_20_body"><text:span text:style-name="Strong_20_Emphasis">Sample Output </text:span></text:p>
      <text:p text:style-name="P1">12</text:p>
      <text:p text:style-name="Text_20_body"/>
      <text:p text:style-name="Text_20_body"><text:span text:style-name="Strong_20_Emphasis">Explanation</text:span></text:p>
      <text:p text:style-name="P1">(nums[1]-1) * (nums[2]-1) = (4-1) * (5-1) = 12</text:p>
      <text:p text:style-name="P5"><text:span text:style-name="T1">Solution</text:span>: maxProduct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2:14:25.906401978</meta:creation-date>
    <dc:date>2022-11-13T12:16:18.088702837</dc:date>
    <meta:editing-duration>PT1M52S</meta:editing-duration>
    <meta:editing-cycles>1</meta:editing-cycles>
    <meta:document-statistic meta:table-count="0" meta:image-count="0" meta:object-count="0" meta:page-count="1" meta:paragraph-count="16" meta:word-count="78" meta:character-count="460" meta:non-whitespace-character-count="398"/>
    <meta:generator>LibreOffice/7.3.6.2$Linux_X86_64 LibreOffice_project/30$Build-2</meta:generator>
  </office:meta>
</office:document-meta>
</file>